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41.12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/>
          <table:table-cell table:style-name="ce4" table:formula="of:=SUM([.D2:.M2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4" table:formula="of:=SUM([.D3:.M3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SUM([.D4:.M4])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5]+1" office:value-type="float" office:value="5" calcext:value-type="float">
            <text:p>5</text:p>
          </table:table-cell>
          <table:table-cell table:number-columns-repeated="10"/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6"/>
          <table:table-cell table:style-name="ce4" table:formula="of:=SUM([.D6:.M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7]+1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SUM([.D7:.M7])" office:value-type="float" office:value="2" calcext:value-type="float">
            <text:p>2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'13-10'.A2:'13-10'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3:57:11.064000000</dc:date>
    <meta:editing-duration>PT3H50S</meta:editing-duration>
    <meta:editing-cycles>24</meta:editing-cycles>
    <meta:generator>LibreOffice/6.2.3.2$Windows_X86_64 LibreOffice_project/aecc05fe267cc68dde00352a451aa867b3b546ac</meta:generator>
    <meta:document-statistic meta:table-count="6" meta:cell-count="65" meta:object-count="0"/>
  </office:meta>
</office:document-meta>
</file>